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7.31pt"/>
    </style:style>
    <style:style style:name="co2" style:family="table-column">
      <style:table-column-properties fo:break-before="auto" style:column-width="150.01pt"/>
    </style:style>
    <style:style style:name="co3" style:family="table-column">
      <style:table-column-properties fo:break-before="auto" style:column-width="198.4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9.76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Groundwater_20_Level">
      <style:table-properties table:display="true" style:writing-mode="lr-tb" tableooo:tab-color="#953735"/>
    </style:style>
    <style:style style:name="ta2" style:family="table" style:master-page-name="PageStyle_5f_Groundwater_20_Quality">
      <style:table-properties table:display="true" style:writing-mode="lr-tb" tableooo:tab-color="#953735"/>
    </style:style>
    <style:style style:name="ta3" style:family="table" style:master-page-name="PageStyle_5f_Abstraction-Discharge">
      <style:table-properties table:display="true" style:writing-mode="lr-tb" tableooo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Calibri" fo:font-size="10pt" fo:font-weight="normal" style:text-underline-style="none" style:text-underline-color="font-color" style:text-line-through-type="none" fo:font-style="italic" style:text-outline="false" fo:text-shadow="none" style:text-position="0% 100%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style:font-name="Calibri" style:font-style-complex="italic" style:font-style-asian="italic" style:font-weight-complex="normal" style:font-weight-asian="normal" style:font-size-complex="10pt" style:font-size-asian="10pt" style:text-position="0% 100%" fo:text-shadow="none" style:text-outline="false" fo:font-style="italic" style:text-line-through-type="none" style:text-underline-style="none" style:text-underline-color="font-color" fo:font-weight="normal" fo:font-size="10pt" fo:color="#000000"/>
    </style:style>
    <style:style style:name="T3" style:family="text">
      <style:text-properties style:font-name="Calibri" style:font-weight-complex="normal" style:font-weight-asian="normal" style:font-size-complex="10pt" style:font-size-asian="10pt" style:text-position="0% 100%" fo:text-shadow="none" style:text-outline="false" style:text-line-through-type="none" style:text-underline-style="none" style:text-underline-color="font-color" fo:font-weight="normal" fo:font-size="10pt" fo:color="#000000" fo:font-style="normal" style:font-style-asian="normal" style:font-style-complex="normal"/>
    </style:style>
    <style:style style:name="T4" style:family="text">
      <style:text-properties style:font-name="Calibri" style:font-weight-complex="normal" style:font-weight-asian="normal" style:font-size-complex="10pt" style:font-size-asian="10pt" style:text-position="0% 100%" fo:text-shadow="none" style:text-outline="false" style:text-line-through-type="none" style:text-underline-style="none" style:text-underline-color="font-color" fo:font-weight="normal" fo:font-size="10pt" fo:color="#000000" fo:font-style="italic" style:font-style-asian="italic" style:font-style-complex="italic"/>
    </style:style>
    <style:style style:name="T5" style:family="text">
      <style:text-properties fo:color="#000000" style:font-name="Calibri" style:font-style-asian="italic" style:font-weight-complex="normal" style:font-weight-asian="normal" style:font-size-complex="10pt" style:font-size-asian="10pt" style:text-position="0% 100%" fo:text-shadow="none" style:text-outline="false" fo:font-style="italic" style:text-line-through-type="none" style:text-underline-style="none" style:text-underline-color="font-color" fo:font-weight="normal" fo:font-size="10pt" style:font-style-complex="italic"/>
    </style:style>
    <style:style style:name="T6" style:family="text">
      <style:text-properties fo:color="#000000" style:font-name="Calibri" style:font-weight-complex="normal" style:font-weight-asian="normal" style:font-size-complex="10pt" style:font-size-asian="10pt" style:text-position="0% 100%" fo:text-shadow="none" style:text-outline="false" style:text-line-through-type="none" style:text-underline-style="none" style:text-underline-color="font-color" fo:font-weight="normal" fo:font-size="10pt" fo:font-style="normal" style:font-style-asian="normal" style:font-style-complex="normal"/>
    </style:style>
    <style:style style:name="T7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water Lev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.</text:p>
          </table:table-cell>
          <table:table-cell table:style-name="ce2" office:value-type="string" calcext:value-type="string">
            <text:p>One of the following:</text:p>
            <text:p>• Water depth [from the ground surface]</text:p>
            <text:p>• Water depth [from the top of the well]</text:p>
            <text:p>• Water level elevation a.m.s.l.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Unit must be either: </text:p>
            <text:p>• m </text:p>
            <text:p>• ft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20"/>
          <table:table-cell table:number-columns-repeated="998"/>
        </table:table-row>
        <table:table-row table:style-name="ro3" table:number-rows-repeated="998">
          <table:table-cell table:style-name="ce3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oundwater Quality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EC</text:p>
            <text:p>• pH</text:p>
            <text:p>• T</text:p>
            <text:p>• NO3</text:p>
            <text:p>• Cl</text:p>
            <text:p>• Ca</text:p>
            <text:p>• Mg</text:p>
            <text:p>• Na</text:p>
            <text:p>• K</text:p>
            <text:p>• HCO3</text:p>
            <text:p>• SO4</text:p>
            <text:p>• TDS</text:p>
            <text:p>• FC</text:p>
            <text:p>• FS</text:p>
            <text:p>• E Coli</text:p>
            <text:p>• F</text:p>
            <text:p>• As</text:p>
            <text:p>• U</text:p>
            <text:p>• NH4</text:p>
            <text:p>• Fe</text:p>
            <text:p>• Mn</text:p>
            <text:p>• P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<text:span text:style-name="T1">One of the following:</text:span></text:p>
            <text:p><text:span text:style-name="T1">• (blank)</text:span></text:p>
            <text:p><text:span text:style-name="T1">• S/m</text:span></text:p>
            <text:p><text:span text:style-name="T1">• μS/cm</text:span></text:p>
            <text:p><text:span text:style-name="T2">• </text:span><text:span text:style-name="T3">°</text:span><text:span text:style-name="T4">C</text:span></text:p>
            <text:p><text:span text:style-name="T1">• °F</text:span></text:p>
            <text:p><text:span text:style-name="T1">• °K</text:span></text:p>
            <text:p><text:span text:style-name="T1">• mg/L</text:span></text:p>
            <text:p><text:span text:style-name="T1">• ppm</text:span></text:p>
            <text:p><text:span text:style-name="T1">• ng/L</text:span></text:p>
            <text:p><text:span text:style-name="T1">• μg/L</text:span></text:p>
            <text:p><text:span text:style-name="T1">• cfu per mL</text:span></text:p>
            <text:p><text:span text:style-name="T1">• cfu per 100 ml</text:span>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20"/>
          <table:table-cell table:number-columns-repeated="998"/>
        </table:table-row>
        <table:table-row table:style-name="ro3" table:number-rows-repeated="998">
          <table:table-cell table:style-name="ce3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bstraction-Discharge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Methodology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date and time of the measurement or sampling (yyyy-mm-dd hh:MM:ss)</text:p>
          </table:table-cell>
          <table:table-cell table:style-name="ce2" office:value-type="string" calcext:value-type="string">
            <text:p>One of the following:</text:p>
            <text:p>• Abstraction</text:p>
            <text:p>• Spring discharge</text:p>
          </table:table-cell>
          <table:table-cell table:style-name="ce2" office:value-type="string" calcext:value-type="string">
            <text:p>The numeric value of the measurement.</text:p>
          </table:table-cell>
          <table:table-cell table:style-name="ce2" office:value-type="string" calcext:value-type="string">
            <text:p><text:span text:style-name="T1">Unit must be either:</text:span></text:p>
            <text:p><text:span text:style-name="T5">• m</text:span><text:span text:style-name="T6">³/s</text:span></text:p>
            <text:p><text:span text:style-name="T7">• m³/m</text:span></text:p>
            <text:p><text:span text:style-name="T7">• m³/h</text:span></text:p>
            <text:p><text:span text:style-name="T7">• m³/d</text:span></text:p>
            <text:p><text:span text:style-name="T1">• ft³/s</text:span></text:p>
            <text:p><text:span text:style-name="T1">• ft³/m</text:span></text:p>
            <text:p><text:span text:style-name="T1">• ft³/h</text:span></text:p>
            <text:p><text:span text:style-name="T1">• ft³/d</text:span></text:p>
            <text:p><text:span text:style-name="T1">• L/s</text:span></text:p>
            <text:p><text:span text:style-name="T1">• L/m</text:span></text:p>
            <text:p><text:span text:style-name="T1">• L/h</text:span></text:p>
            <text:p><text:span text:style-name="T1">• L/d</text:span></text:p>
          </table:table-cell>
          <table:table-cell table:style-name="ce2" office:value-type="string" calcext:value-type="string">
            <text:p>Explain the methodology used to collect the data, in the field and eventually in the lab.</text:p>
          </table:table-cell>
          <table:table-cell table:style-name="ce6" table:number-columns-repeated="20"/>
          <table:table-cell table:number-columns-repeated="998"/>
        </table:table-row>
        <table:table-row table:style-name="ro3" table:number-rows-repeated="998">
          <table:table-cell table:style-name="ce3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oundwater_20_Level" style:display-name="PageStyle_Groundwater Lev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ndwater_20_Quality" style:display-name="PageStyle_Groundwater Qual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straction-Discharge" style:display-name="PageStyle_Abstraction-Dischar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07:58:24</meta:creation-date>
    <meta:initial-creator>IGRAC</meta:initial-creator>
    <meta:document-statistic meta:table-count="3" meta:cell-count="36" meta:object-count="0"/>
    <meta:generator>LibreOfficeDev/6.0.5.2$Linux_X86_64 LibreOffice_project/</meta:generator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